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2" style:family="paragraph" style:parent-style-name="Standard">
      <style:paragraph-properties fo:margin-top="0cm" fo:margin-bottom="0cm" loext:contextual-spacing="false" fo:line-height="100%" style:text-autospace="none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style:font-name="Times New Roman" fo:font-size="16pt" style:font-size-asian="16pt" style:font-name-complex="Times New Roman" style:font-size-complex="16pt"/>
    </style:style>
    <style:style style:name="P5" style:family="paragraph" style:parent-style-name="Standard">
      <style:paragraph-properties fo:margin-top="0cm" fo:margin-bottom="0cm" loext:contextual-spacing="false" fo:line-height="100%" style:text-autospace="none"/>
      <style:text-properties style:font-name="Times New Roman" fo:font-size="12pt" style:font-size-asian="12pt" style:font-name-complex="Times New Roman" style:font-size-complex="12pt"/>
    </style:style>
    <style:style style:name="P6" style:family="paragraph" style:parent-style-name="Standard">
      <style:paragraph-properties fo:margin-left="1.249cm" fo:margin-right="0cm" fo:margin-top="0cm" fo:margin-bottom="0cm" loext:contextual-spacing="false" fo:line-height="100%" fo:text-align="center" style:justify-single-word="false" fo:text-indent="1.249cm" style:auto-text-indent="false" style:text-autospace="none"/>
      <style:text-properties style:font-name="Times New Roman" fo:font-size="14pt" fo:font-weight="bold" style:font-size-asian="14pt" style:font-weight-asian="bold" style:font-name-complex="Times New Roman" style:font-size-complex="16pt" style:font-weight-complex="bold"/>
    </style:style>
    <style:style style:name="P7" style:family="paragraph" style:parent-style-name="Standard">
      <style:paragraph-properties fo:margin-left="1.249cm" fo:margin-right="0cm" fo:margin-top="0cm" fo:margin-bottom="0cm" loext:contextual-spacing="false" fo:line-height="100%" fo:text-align="center" style:justify-single-word="false" fo:text-indent="1.249cm" style:auto-text-indent="false" style:text-autospace="none"/>
      <style:text-properties style:font-name="Times New Roman" fo:font-size="14pt" fo:language="pt" fo:country="BR" fo:font-weight="bold" style:font-size-asian="14pt" style:language-asian="pt" style:country-asian="BR" style:font-weight-asian="bold" style:font-name-complex="Times New Roman" style:font-size-complex="16pt" style:font-weight-complex="bold"/>
    </style:style>
    <style:style style:name="P8" style:family="paragraph" style:parent-style-name="Standard">
      <style:paragraph-properties fo:margin-left="1.249cm" fo:margin-right="0cm" fo:margin-top="0cm" fo:margin-bottom="0cm" loext:contextual-spacing="false" fo:line-height="100%" fo:text-indent="1.249cm" style:auto-text-indent="false" style:text-autospace="none"/>
      <style:text-properties style:font-name="Times New Roman" fo:font-size="16pt" fo:language="pt" fo:country="BR" fo:font-weight="bold" style:font-size-asian="16pt" style:language-asian="pt" style:country-asian="BR" style:font-weight-asian="bold" style:font-name-complex="Times New Roman" style:font-size-complex="16pt" style:font-weight-complex="bold"/>
    </style:style>
    <style:style style:name="P9" style:family="paragraph" style:parent-style-name="Standard">
      <style:paragraph-properties fo:margin-left="1.249cm" fo:margin-right="0cm" fo:margin-top="0cm" fo:margin-bottom="0cm" loext:contextual-spacing="false" fo:line-height="100%" fo:text-indent="1.249cm" style:auto-text-indent="false" style:text-autospace="none"/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P10" style:family="paragraph" style:parent-style-name="Standard" style:master-page-name="Standard">
      <style:paragraph-properties fo:margin-left="1.249cm" fo:margin-right="0cm" fo:margin-top="0cm" fo:margin-bottom="0cm" loext:contextual-spacing="false" fo:line-height="100%" fo:text-align="center" style:justify-single-word="false" fo:text-indent="1.249cm" style:auto-text-indent="false" style:page-number="auto" style:text-autospace="none"/>
      <style:text-properties style:font-name="Times New Roman" fo:font-size="14pt" fo:language="pt" fo:country="BR" fo:font-weight="bold" style:font-size-asian="14pt" style:language-asian="pt" style:country-asian="BR" style:font-weight-asian="bold" style:font-name-complex="Times New Roman" style:font-size-complex="16pt" style:font-weight-complex="bold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" style:font-size-complex="16pt" style:font-weight-complex="bold"/>
    </style:style>
    <style:style style:name="T2" style:family="text"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T3" style:family="text">
      <style:text-properties style:font-name="Times New Roman" fo:font-size="16pt" style:font-size-asian="16pt" style:font-name-complex="Times New Roman" style:font-size-complex="16pt"/>
    </style:style>
    <style:style style:name="T4" style:family="text">
      <style:text-properties style:font-name="Times New Roman" fo:font-size="12pt" style:font-size-asian="12pt" style:font-name-complex="Times New Roman" style:font-size-complex="12pt"/>
    </style:style>
    <style:style style:name="T5" style:family="text">
      <style:text-properties style:font-name-asian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Universidade Federal do Rio Grande</text:p>
      <text:p text:style-name="P6"/>
      <text:p text:style-name="P7">Instituto Federal de Educação, Ciência e Tecnologia do Rio Grande do Sul IFRS - Campus Rio Grande</text:p>
      <text:p text:style-name="P8"/>
      <text:p text:style-name="P9"/>
      <text:p text:style-name="P3"><text:span text:style-name="T2">Ata </text:span><text:span text:style-name="T3">de Defesa Final de TCC</text:span></text:p>
      <text:p text:style-name="P3"><text:span text:style-name="T3">Curso Superior de Tecnologia em Análise e Desenvolvimento de Sistemas</text:span></text:p>
      <text:p text:style-name="P4"/>
      <text:p text:style-name="P4"/>
      <text:p text:style-name="P2"><text:span text:style-name="T4">Aos _______ dias do mês de _____________ do ano de ________, no horário das ____________às _________ horas, nas dependências do Instituto Federal de Educação, Ciência e Tecnologia do Rio Grande do Sul, foi realizada a defesa pública do Trabalho de Conclusão de Curso (TCC) do(a) aluno(a)</text:span></text:p>
      <text:p text:style-name="P5"/>
      <text:p text:style-name="P2"><text:span text:style-name="T4">______________________________________________________________________ </text:span></text:p>
      <text:p text:style-name="P5">______________________________________________________________________,</text:p>
      <text:p text:style-name="P2"><text:span text:style-name="T4">intitulado _________________________________________________________________________________________________________________________________________________________________________________________________________________.</text:span></text:p>
      <text:p text:style-name="P5"/>
      <text:p text:style-name="P2"><text:span text:style-name="T4">A Banca Examinadora, composta pelos professores ___________________________________________________ (como presidente), __________________________________________________________________, __________________________________________________________________,</text:span></text:p>
      <text:p text:style-name="P2"><text:span text:style-name="T4">__________________________________, após avaliação e deliberação, considerou o trabalho:</text:span></text:p>
      <text:p text:style-name="P5"><text:span text:style-name="T5"><text:s/></text:span>[ ] aprovado; [ ] aprovado com ressalvas; [ ] reprovado</text:p>
      <text:p text:style-name="P2"><text:span text:style-name="T4">com nota final ______________( ___________________________________).</text:span></text:p>
      <text:p text:style-name="P5"/>
      <text:p text:style-name="P5">Eu, presidente da banca, lavrei a presente ata que segue assinada por mim e demais membros:</text:p>
      <text:p text:style-name="P5"/>
      <text:p text:style-name="P5">_____________________________________________________________</text:p>
      <text:p text:style-name="P5">(Presidente) Prof.:</text:p>
      <text:p text:style-name="P5"/>
      <text:p text:style-name="P5">_____________________________________________________________</text:p>
      <text:p text:style-name="P5">(Membro1):</text:p>
      <text:p text:style-name="P5"/>
      <text:p text:style-name="P5">_____________________________________________________________</text:p>
      <text:p text:style-name="P5">(Membro2):</text:p>
      <text:p text:style-name="P5"/>
      <text:p text:style-name="P5">_____________________________________________________________</text:p>
      <text:p text:style-name="P1">(Membro3)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nte_20_parág._20_padrão" style:display-name="Fonte parág. padrão" style:family="text"/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cken</meta:initial-creator>
    <meta:creation-date>2015-12-01T13:45:00</meta:creation-date>
    <dc:creator>Cibele Sinoti</dc:creator>
    <dc:date>2015-12-01T13:45:00</dc:date>
    <meta:editing-cycles>2</meta:editing-cycles>
    <meta:editing-duration>PT1M</meta:editing-duration>
    <meta:document-statistic meta:table-count="0" meta:image-count="0" meta:object-count="0" meta:page-count="1" meta:paragraph-count="21" meta:word-count="148" meta:character-count="1726" meta:non-whitespace-character-count="1597"/>
    <meta:generator>LibreOffice/5.1.6.2$Linux_X86_64 LibreOffice_project/10m0$Build-2</meta:generator>
  </office:meta>
</office:document-meta>
</file>